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TJdbQPDBpnLGpNmmN7fhg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w77m97tB9GPDzK6ccgkjr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QnKbrhtk7HFcckCBbFmkt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5:Sheet1.B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23:52:07.454257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08T23:53:25.139856304</dc:date>
    <meta:editing-duration>PT1H8M43S</meta:editing-duration>
    <meta:editing-cycles>55</meta:editing-cycles>
    <meta:generator>LibreOffice/7.2.5.2$MacOSX_X86_64 LibreOffice_project/499f9727c189e6ef3471021d6132d4c694f357e5</meta:generator>
    <meta:document-statistic meta:table-count="1" meta:cell-count="50" meta:object-count="0"/>
  </office:meta>
</office:document-meta>
</file>